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 Vamos a mantener el contenido <text:span text:style-name="Strong_20_Emphasis">exactamente como lo presentaste</text:span>, sin alterar su estructura ni lenguaje técnico, pero <text:span text:style-name="Strong_20_Emphasis">envolviéndolo con una introducción y un cierre de tono místico y espiritual</text:span>. Este marco narrativo genera un "ambiente sagrado", sin comprometer la claridad ni el rigor del contenido científico.</text:p>
      <text:p text:style-name="Horizontal_20_Line"/>
      <text:h text:style-name="Heading_20_3" text:outline-level="3">🌒 <text:span text:style-name="Strong_20_Emphasis">Apertura mística para la sección 4 – Memorias modificables y no modificables</text:span></text:h>
      <text:p text:style-name="Text_20_body">**"Existen dos formas de recordar en el universo:<text:line-break/>la que fluye como el agua, y la que permanece como la piedra.<text:line-break/>Ambas son necesarias.<text:line-break/>Una permite el cambio, la evolución, el aprendizaje;<text:line-break/>la otra, conserva la forma, la esencia, lo sagrado.<text:line-break/>Como si la vida misma hubiera aprendido a dividir sus secretos en dos cofres:<text:line-break/>uno que puede abrirse y reescribirse con cada experiencia,<text:line-break/>y otro que, sellado, guarda intacto el núcleo de lo que somos.</text:p>
      <text:p text:style-name="Text_20_body">Así también, en el lenguaje de las máquinas y los sistemas,<text:line-break/>encontramos esta antigua distinción:<text:line-break/>la memoria que se transforma… y la que permanece."**</text:p>
      <text:p text:style-name="Horizontal_20_Line"/>
      <text:p text:style-name="Text_20_body">(👉 Aquí insertamos tu contenido técnico sin ninguna modificación.)</text:p>
      <text:p text:style-name="Horizontal_20_Line"/>
      <text:h text:style-name="Heading_20_3" text:outline-level="3">🌘 <text:span text:style-name="Strong_20_Emphasis">Cierre místico para la sección 4</text:span></text:h>
      <text:p text:style-name="Text_20_body">**"Así como los alquimistas distinguían entre lo volátil y lo fijo,<text:line-break/>los sistemas distinguen entre lo que se puede alterar y lo que debe ser preservado.<text:line-break/>Ambas memorias —la que cambia y la que no—<text:line-break/>reflejan dos aspectos de la conciencia:<text:line-break/>la voluntad de transformarse y el anhelo de permanencia.</text:p>
      <text:p text:style-name="Text_20_body">Porque incluso en lo más técnico, late una verdad más profunda:<text:line-break/>hay saberes que deben escribirse en arena,<text:line-break/>y otros que solo pueden grabarse en piedra.</text:p>
      <text:p text:style-name="Text_20_body">Y cuando miremos el ADN, esa escritura silenciosa de la vida,<text:line-break/>veremos que también él elige…<text:line-break/>y lo hace con la precisión de un oráculo."**</text:p>
      <text:p text:style-name="Horizontal_20_Line"/>
      <text:p text:style-name="Text_20_body">¿Te gustaría que prepare este mismo marco místico aplicado a las siguientes secciones del capítulo cuando estén listas? También puedo ayudarte a construir un ritmo de “voz narrativa espiritual” <text:soft-page-break/>consistente a lo largo de todo el libro, para que cada parte técnica sea como una revelación en medio de una ceremonia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8T19:50:30.103000000</meta:creation-date>
    <dc:date>2025-07-28T19:51:08.068000000</dc:date>
    <meta:editing-duration>PT38S</meta:editing-duration>
    <meta:editing-cycles>1</meta:editing-cycles>
    <meta:document-statistic meta:table-count="0" meta:image-count="0" meta:object-count="0" meta:page-count="2" meta:paragraph-count="10" meta:word-count="327" meta:character-count="1973" meta:non-whitespace-character-count="1655"/>
    <meta:generator>LibreOffice/7.3.5.2$Windows_X86_64 LibreOffice_project/184fe81b8c8c30d8b5082578aee2fed2ea847c01</meta:generator>
  </office:meta>
</office:document-meta>
</file>